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6.49pt"/>
    </style:style>
    <style:style style:name="co2" style:family="table-column">
      <style:table-column-properties fo:break-before="auto" style:column-width="103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6" table:default-cell-style-name="Default"/>
        <table:table-column table:style-name="co3" table:number-columns-repeated="1006" table:default-cell-style-name="Default"/>
        <table:table-row table:style-name="ro1">
          <table:table-cell table:number-columns-repeated="3"/>
          <table:table-cell office:value-type="string" calcext:value-type="string">
            <text:p>Country/Territory</text:p>
          </table:table-cell>
          <table:table-cell/>
          <table:table-cell office:value-type="string" calcext:value-type="string">
            <text:p>Epidemiological Weeka</text:p>
          </table:table-cell>
          <table:table-cell/>
          <table:table-cell office:value-type="string" calcext:value-type="string">
            <text:p>Autochthonous transmission casesb</text:p>
          </table:table-cell>
          <table:table-cell table:number-columns-repeated="2"/>
          <table:table-cell office:value-type="string" calcext:value-type="string">
            <text:p>Imported cases</text:p>
          </table:table-cell>
          <table:table-cell/>
          <table:table-cell office:value-type="string" calcext:value-type="string">
            <text:p>Incidence Ratec</text:p>
          </table:table-cell>
          <table:table-cell/>
          <table:table-cell office:value-type="string" calcext:value-type="string">
            <text:p>Deathsd</text:p>
          </table:table-cell>
          <table:table-cell office:value-type="string" calcext:value-type="string">
            <text:p>Populatione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Suspected</text:p>
          </table:table-cell>
          <table:table-cell table:number-columns-repeated="4"/>
          <table:table-cell office:value-type="string" calcext:value-type="string">
            <text:p>Confirmed</text:p>
          </table:table-cell>
          <table:table-cell/>
          <table:table-cell office:value-type="string" calcext:value-type="string">
            <text:p>X 10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orth Americ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rmuda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70" calcext:value-type="float">
            <text:p>7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anada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10"/>
          <table:table-cell office:value-type="string" calcext:value-type="string">
            <text:p>35,87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exico</text:p>
          </table:table-cell>
          <table:table-cell table:number-columns-repeated="2"/>
          <table:table-cell office:value-type="string" calcext:value-type="string">
            <text:p>Week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0" calcext:value-type="float">
            <text:p>14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5,23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United States of America &gt;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10"/>
          <table:table-cell office:value-type="string" calcext:value-type="string">
            <text:p>325,127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140" calcext:value-type="float">
            <text:p>14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86,30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entral American Isthmu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lize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347" calcext:value-type="float">
            <text:p>34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osta Rica</text:p>
          </table:table-cell>
          <table:table-cell table:number-columns-repeated="2"/>
          <table:table-cell office:value-type="string" calcext:value-type="string">
            <text:p>Week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1,03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0.7" calcext:value-type="float">
            <text:p>2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,00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l Salvador</text:p>
          </table:table-cell>
          <table:table-cell table:number-columns-repeated="2"/>
          <table:table-cell office:value-type="string" calcext:value-type="string">
            <text:p>Week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3,45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3.8" calcext:value-type="float">
            <text:p>53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42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Guatemala</text:p>
          </table:table-cell>
          <table:table-cell table:number-columns-repeated="2"/>
          <table:table-cell office:value-type="string" calcext:value-type="string">
            <text:p>Week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19" calcext:value-type="float">
            <text:p>719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,25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onduras</text:p>
          </table:table-cell>
          <table:table-cell table:number-columns-repeated="2"/>
          <table:table-cell office:value-type="string" calcext:value-type="string">
            <text:p>Week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5,27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2.6" calcext:value-type="float">
            <text:p>62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,42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icaragua</text:p>
          </table:table-cell>
          <table:table-cell table:number-columns-repeated="2"/>
          <table:table-cell office:value-type="string" calcext:value-type="string">
            <text:p>Week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1,684</text:p>
          </table:table-cell>
          <table:table-cell/>
          <table:table-cell office:value-type="float" office:value="94" calcext:value-type="float">
            <text:p>9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8.4" calcext:value-type="float">
            <text:p>28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25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anama</text:p>
          </table:table-cell>
          <table:table-cell table:number-columns-repeated="2"/>
          <table:table-cell office:value-type="string" calcext:value-type="string">
            <text:p>Week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987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4"/>
          <table:table-cell office:value-type="string" calcext:value-type="string">
            <text:p>12,170</text:p>
          </table:table-cell>
          <table:table-cell/>
          <table:table-cell office:value-type="float" office:value="114" calcext:value-type="float">
            <text:p>11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6.3" calcext:value-type="float">
            <text:p>26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6,69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10"/>
          <table:table-cell office:value-type="string" calcext:value-type="string">
            <text:p>11,24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ominican Republic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10"/>
          <table:table-cell office:value-type="string" calcext:value-type="string">
            <text:p>10,65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French Guiana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261" calcext:value-type="float">
            <text:p>26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Guadaloupe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470" calcext:value-type="float">
            <text:p>47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aiti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10"/>
          <table:table-cell office:value-type="string" calcext:value-type="string">
            <text:p>10,60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rtinique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405" calcext:value-type="float">
            <text:p>40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uerto Ricof</text:p>
          </table:table-cell>
          <table:table-cell table:number-columns-repeated="2"/>
          <table:table-cell office:value-type="string" calcext:value-type="string">
            <text:p>Wee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68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aint Barthelemy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aint Martin (French part)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36" calcext:value-type="float">
            <text:p>36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7,36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ndean Are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olivia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10"/>
          <table:table-cell office:value-type="string" calcext:value-type="string">
            <text:p>11,02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olombia</text:p>
          </table:table-cell>
          <table:table-cell table:number-columns-repeated="2"/>
          <table:table-cell office:value-type="string" calcext:value-type="string">
            <text:p>Week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7,207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4.6" calcext:value-type="float">
            <text:p>14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9,52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cuador</text:p>
          </table:table-cell>
          <table:table-cell table:number-columns-repeated="2"/>
          <table:table-cell office:value-type="string" calcext:value-type="string">
            <text:p>Week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89" calcext:value-type="float">
            <text:p>289</text:p>
          </table:table-cell>
          <table:table-cell/>
          <table:table-cell office:value-type="float" office:value="92" calcext:value-type="float">
            <text:p>9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,22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eru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10"/>
          <table:table-cell office:value-type="string" calcext:value-type="string">
            <text:p>31,16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Venezuela</text:p>
          </table:table-cell>
          <table:table-cell table:number-columns-repeated="2"/>
          <table:table-cell office:value-type="string" calcext:value-type="string">
            <text:p>Week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1,603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,29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4"/>
          <table:table-cell office:value-type="string" calcext:value-type="string">
            <text:p>9,099</text:p>
          </table:table-cell>
          <table:table-cell/>
          <table:table-cell office:value-type="float" office:value="188" calcext:value-type="float">
            <text:p>18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9,23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outhern Con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rgentina</text:p>
          </table:table-cell>
          <table:table-cell table:number-columns-repeated="2"/>
          <table:table-cell office:value-type="string" calcext:value-type="string">
            <text:p>Week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2,15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razil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10"/>
          <table:table-cell office:value-type="string" calcext:value-type="string">
            <text:p>203,65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hile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10"/>
          <table:table-cell office:value-type="string" calcext:value-type="string">
            <text:p>17,92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araguay</text:p>
          </table:table-cell>
          <table:table-cell table:number-columns-repeated="2"/>
          <table:table-cell office:value-type="string" calcext:value-type="string">
            <text:p>Week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03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Uruguay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10"/>
          <table:table-cell office:value-type="string" calcext:value-type="string">
            <text:p>3,429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74,19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on-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guilla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ntigua and Barbuda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92" calcext:value-type="float">
            <text:p>9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ruba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112" calcext:value-type="float">
            <text:p>11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ahamas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387" calcext:value-type="float">
            <text:p>38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arbados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290" calcext:value-type="float">
            <text:p>29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ayman Islands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56" calcext:value-type="float">
            <text:p>5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uracao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148" calcext:value-type="float">
            <text:p>14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ominica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73" calcext:value-type="float">
            <text:p>7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Grenada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110" calcext:value-type="float">
            <text:p>11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Guyana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807" calcext:value-type="float">
            <text:p>80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maica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10"/>
          <table:table-cell office:value-type="string" calcext:value-type="string">
            <text:p>2,81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ontserrat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aint Kitts and Nevis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51" calcext:value-type="float">
            <text:p>5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aint Lucia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163" calcext:value-type="float">
            <text:p>16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aint Vincent and the Grenadines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102" calcext:value-type="float">
            <text:p>10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int Maarten (Dutch part)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40" calcext:value-type="float">
            <text:p>4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uriname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548" calcext:value-type="float">
            <text:p>54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rinidad and Tobago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10"/>
          <table:table-cell office:value-type="string" calcext:value-type="string">
            <text:p>1,34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urks and Caicos Islands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50" calcext:value-type="float">
            <text:p>5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Virgin Islands (UK)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33" calcext:value-type="float">
            <text:p>3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Virgin Islands (US)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103" calcext:value-type="float">
            <text:p>10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,34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number-columns-repeated="4"/>
          <table:table-cell office:value-type="string" calcext:value-type="string">
            <text:p>21,285</text:p>
          </table:table-cell>
          <table:table-cell/>
          <table:table-cell office:value-type="float" office:value="451" calcext:value-type="float">
            <text:p>451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91,13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OTES</text:p>
          </table:table-cell>
          <table:table-cell table:number-columns-repeated="1022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10:09:24</meta:creation-date>
    <dc:date>2018-09-01T10:09:24</dc:date>
    <meta:generator>LibreOffice/5.1.6.2$Linux_X86_64 LibreOffice_project/10m0$Build-2</meta:generator>
    <meta:document-statistic meta:table-count="1" meta:cell-count="296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